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ExchangeProcessorEndpoint.send(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hangeProcessorEndpoint.done(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hangeProcessorEndpoint.getHelp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hangeProcessorEndpoint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ExchangeProcessorEndpoint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ExchangeProcessorEndpoint.setImplementation( ExchangeProcessor implem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hangeProcessorEndpoint.get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hangeProcessorEndpoint.setHelpers( List help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iptExchangeProcessorEndpoint.sendSync(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hangeProcessorEndpoint.fail( MessageExchange messageExchange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hangeProcessorEndpoint.process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